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2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b4e" officeooo:paragraph-rsid="0002db4e"/>
    </style:style>
    <style:style style:name="P2" style:family="paragraph" style:parent-style-name="Standard">
      <style:paragraph-properties fo:text-align="center" style:justify-single-word="false"/>
      <style:text-properties officeooo:rsid="0002db4e" officeooo:paragraph-rsid="0002db4e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2db4e" officeooo:paragraph-rsid="0002db4e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bold" officeooo:rsid="0002db4e" officeooo:paragraph-rsid="0002db4e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officeooo:rsid="0002db4e" officeooo:paragraph-rsid="0002db4e" style:font-size-asian="16pt" style:font-style-asian="italic" style:font-size-complex="16pt" style:font-style-complex="italic"/>
    </style:style>
    <style:style style:name="P6" style:family="paragraph" style:parent-style-name="Standard">
      <style:text-properties fo:font-weight="bold" officeooo:rsid="0002db4e" officeooo:paragraph-rsid="0002db4e" style:font-weight-asian="bold" style:font-weight-complex="bold"/>
    </style:style>
    <style:style style:name="P7" style:family="paragraph" style:parent-style-name="Standard">
      <style:text-properties fo:font-weight="bold" officeooo:rsid="00040baa" officeooo:paragraph-rsid="00040baa" style:font-weight-asian="bold" style:font-weight-complex="bold"/>
    </style:style>
    <style:style style:name="P8" style:family="paragraph" style:parent-style-name="Standard">
      <style:text-properties fo:font-weight="bold" officeooo:rsid="00068574" officeooo:paragraph-rsid="00068574" style:font-weight-asian="bold" style:font-weight-complex="bold"/>
    </style:style>
    <style:style style:name="P9" style:family="paragraph" style:parent-style-name="Standard">
      <style:text-properties officeooo:rsid="00040baa" officeooo:paragraph-rsid="00040baa"/>
    </style:style>
    <style:style style:name="P10" style:family="paragraph" style:parent-style-name="Standard">
      <style:text-properties officeooo:rsid="00040baa" officeooo:paragraph-rsid="00052cb2"/>
    </style:style>
    <style:style style:name="P11" style:family="paragraph" style:parent-style-name="Standard">
      <style:text-properties officeooo:rsid="00040baa" officeooo:paragraph-rsid="00068574"/>
    </style:style>
    <style:style style:name="P12" style:family="paragraph" style:parent-style-name="Standard">
      <style:text-properties officeooo:rsid="00040baa" officeooo:paragraph-rsid="00087247"/>
    </style:style>
    <style:style style:name="P13" style:family="paragraph" style:parent-style-name="Standard">
      <style:text-properties officeooo:rsid="00052cb2" officeooo:paragraph-rsid="00052cb2"/>
    </style:style>
    <style:style style:name="P14" style:family="paragraph" style:parent-style-name="Standard">
      <style:text-properties officeooo:rsid="00068574" officeooo:paragraph-rsid="00068574"/>
    </style:style>
    <style:style style:name="P15" style:family="paragraph" style:parent-style-name="Standard">
      <style:text-properties officeooo:rsid="00087247" officeooo:paragraph-rsid="00087247"/>
    </style:style>
    <style:style style:name="P16" style:family="paragraph" style:parent-style-name="Standard">
      <style:text-properties officeooo:rsid="00087247" officeooo:paragraph-rsid="0009f678"/>
    </style:style>
    <style:style style:name="P17" style:family="paragraph" style:parent-style-name="Standard">
      <style:text-properties officeooo:rsid="0009f678" officeooo:paragraph-rsid="0009f678"/>
    </style:style>
    <style:style style:name="P18" style:family="paragraph">
      <loext:graphic-properties draw:fill-color="#000000"/>
      <style:paragraph-properties fo:text-align="center"/>
    </style:style>
    <style:style style:name="T1" style:family="text">
      <style:text-properties officeooo:rsid="0002db4e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officeooo:rsid="00040baa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52cb2"/>
    </style:style>
    <style:style style:name="T6" style:family="text">
      <style:text-properties style:text-position="sub 58%" officeooo:rsid="00068574"/>
    </style:style>
    <style:style style:name="T7" style:family="text">
      <style:text-properties style:text-position="sub 58%" officeooo:rsid="00040baa"/>
    </style:style>
    <style:style style:name="T8" style:family="text">
      <style:text-properties officeooo:rsid="00052cb2"/>
    </style:style>
    <style:style style:name="T9" style:family="text">
      <style:text-properties officeooo:rsid="00068574"/>
    </style:style>
    <style:style style:name="T10" style:family="text">
      <style:text-properties style:font-name="Liberation Serif1" officeooo:rsid="00068574" style:font-name-asian="Liberation Serif1" style:font-name-complex="Liberation Serif1"/>
    </style:style>
    <style:style style:name="T11" style:family="text">
      <style:text-properties style:font-name="Liberation Serif" officeooo:rsid="00068574" style:font-name-asian="Noto Sans CJK SC Regular" style:font-name-complex="Liberation Serif2"/>
    </style:style>
    <style:style style:name="T12" style:family="text">
      <style:text-properties officeooo:rsid="0009f678"/>
    </style:style>
    <style:style style:name="gr1" style:family="graphic">
      <style:graphic-properties draw:fill-color="#000000" draw:textarea-horizontal-align="justify" draw:textarea-vertical-align="middle" draw:auto-grow-height="false" fo:min-height="0.2661in" fo:min-width="0.266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ssignment 20</text:span> </text:p>
      <text:p text:style-name="P2"/>
      <text:p text:style-name="P2"/>
      <text:p text:style-name="P5">State Aravind's algorithm. List its properties and prove each of them.<text:line-break/></text:p>
      <text:p text:style-name="P4">SHARED:</text:p>
      <text:p text:style-name="P3">inter[n] = {false}</text:p>
      <text:p text:style-name="P3">Date[n], Date[i] = <text:span text:style-name="T3">i</text:span></text:p>
      <text:p text:style-name="P3">Stage[n] = {false}</text:p>
      <text:p text:style-name="P1"/>
      <text:p text:style-name="P6">Code for process i.</text:p>
      <text:p text:style-name="P1"/>
      <text:p text:style-name="P1">inter[i] = true</text:p>
      <text:p text:style-name="P1">repeat:</text:p>
      <text:p text:style-name="P1"><text:tab/>Stage[i] = false</text:p>
      <text:p text:style-name="P1"><text:tab/>await (for all j != i: inter[j] == false or Date[i] &lt; Date[j]) </text:p>
      <text:p text:style-name="P1"><text:tab/>Stage[i] = true</text:p>
      <text:p text:style-name="P1">until (for all j != i: Stage[j] == false)</text:p>
      <text:p text:style-name="P1">&lt;CS&gt;</text:p>
      <text:p text:style-name="P1">Date[i] = 1 + max(Date[1], …, Date[n])</text:p>
      <text:p text:style-name="P1">Stage[i] = false</text:p>
      <text:p text:style-name="P1">inter[i] = false</text:p>
      <text:p text:style-name="P1"/>
      <text:p text:style-name="P7">Mutual exclusion:</text:p>
      <text:p text:style-name="P9"/>
      <text:p text:style-name="P9"><text:tab/>Assume for the sake of the contradiction that the Aravind’s algorithm doesn’t provide mutual <text:tab/>exclusion. Our goal is to show that two processes can’t be in the CS at the same time.</text:p>
      <text:p text:style-name="P9"><text:tab/>Let A be a set of processes, and let a ∈ A be a process in the CS.</text:p>
      <text:p text:style-name="P9"><text:tab/>Since a is in the CS, by examining the code we have:</text:p>
      <text:p text:style-name="P10"><text:tab/>Write<text:span text:style-name="T4">a</text:span>(inter[a] = true) → Write<text:span text:style-name="T4">a</text:span>(stage[a] = false) →Read<text:span text:style-name="T4">a</text:span>(<text:span text:style-name="T1">for all j != </text:span>a<text:span text:style-name="T1">: inter[j] == false or <text:tab/>Date[</text:span>a<text:span text:style-name="T1">] &lt; Date[j]</text:span>) →<text:span text:style-name="T8"> </text:span>Write<text:span text:style-name="T4">a</text:span>(stage[a] = <text:span text:style-name="T8">true</text:span>) →<text:span text:style-name="T8"> </text:span>Read<text:span text:style-name="T4">a</text:span>(<text:span text:style-name="T1">for all j != </text:span>a<text:span text:style-name="T1">: stage[j] == false</text:span>)</text:p>
      <text:p text:style-name="P13"><text:tab/>Now, let b <text:span text:style-name="T3">∈ A </text:span>be a process interested by enter in the CS.</text:p>
      <text:p text:style-name="P13"><text:tab/>Since b is interested by enter in the CS, by examining the code we have:</text:p>
      <text:p text:style-name="P10"><text:tab/>Write<text:span text:style-name="T5">b</text:span>(inter[<text:span text:style-name="T8">b</text:span>] = true) → Write<text:span text:style-name="T5">b</text:span>(stage[<text:span text:style-name="T8">b</text:span>] = false) </text:p>
      <text:p text:style-name="P13"><text:tab/>Then, the process be enter in the await comm<text:span text:style-name="T12">a</text:span>nd. The process will be able to continue only if:</text:p>
      <text:p text:style-name="P11"><text:tab/>Read<text:span text:style-name="T6">b</text:span>(<text:span text:style-name="T1">for all j != b: inter[j] == false or Date[b] &lt; Date[j]</text:span>). <text:span text:style-name="T9">Let assume that <text:s/>Date[b] &lt; Date[j] <text:tab/>which not bring any contradiction. Then, we must have <text:s/></text:span>Read<text:span text:style-name="T6">b</text:span>(<text:span text:style-name="T1">for all j != b: stage[j] == false</text:span>), <text:tab/><text:span text:style-name="T9">but recall stage[a] = true, and obviously a </text:span><text:span text:style-name="T10">≠</text:span><text:span text:style-name="T11"> b, then, the process be must repeat the loop, and <text:tab/>this, until the process a enter in the exit code and state Stage[a] as false. Trivially, this scenario <text:tab/>is true for all process, and all set of processes interesting by enter in the CS, such as a is already <text:tab/>in the CS.</text:span></text:p>
      <text:p text:style-name="P13"><draw:custom-shape text:anchor-type="paragraph" draw:z-index="0" draw:name="Shape1" draw:style-name="gr1" draw:text-style-name="P18" svg:width="0.2661in" svg:height="0.2661in" svg:x="6.5701in" svg:y="0.3335in"><text:p/><draw:enhanced-geometry svg:viewBox="0 0 21600 21600" draw:type="rectangle" draw:enhanced-path="M 0 0 L 21600 0 21600 21600 0 21600 0 0 Z N"/></draw:custom-shape><text:tab/>Then, there is no possibilities for b to enter in the CS, contradicting our assumption. Then, the <text:tab/>claim is proved.</text:p>
      <text:p text:style-name="P13"/>
      <text:p text:style-name="P13"/>
      <text:p text:style-name="P8">Starvation freedom:</text:p>
      <text:p text:style-name="P14"/>
      <text:p text:style-name="P11"><text:tab/>Assume for the sake of the contradiction that the Aravind’s algorithm doesn’t provide <text:span text:style-name="T9">starvation <text:tab/>freedom</text:span>. Let A be a set of processes, and let a ∈ A be a process in the CS. <text:span text:style-name="T9">By assumption, there <text:tab/>exist a scenario in which a is interested by enter in the CS but he is stuck forever in the entry <text:tab/>code.’</text:span></text:p>
      <text:p text:style-name="P14"><text:tab/>Let’s show that there is no such a scenario. </text:p>
      <text:p text:style-name="P15"><text:soft-page-break/><text:tab/>Since a is interested to enter in the CS, by examining the code we have:</text:p>
      <text:p text:style-name="P12"><text:tab/>Write<text:span text:style-name="T4">a</text:span>(inter[a] = true) → Write<text:span text:style-name="T4">a</text:span>(stage[a] = false) →Read<text:span text:style-name="T4">a</text:span>(<text:span text:style-name="T1">for all j != </text:span>a<text:span text:style-name="T1">: inter[j] == false or <text:tab/>Date[</text:span>a<text:span text:style-name="T1">] &lt; Date[j]</text:span>) </text:p>
      <text:p text:style-name="P15"><text:tab/>Let’s see if a can be block forever in the previous await comm<text:span text:style-name="T12">a</text:span>nd.</text:p>
      <text:p text:style-name="P15"><text:tab/>Let assume that from all the processes, a have the bigger date, such that at the moment where a <text:tab/>is interested, he gets blocked by all the other date. Since in the exit code we have <text:span text:style-name="T3">Write</text:span><text:span text:style-name="T4">i</text:span><text:span text:style-name="T3">(Date[i] <text:tab/>= 1 + max(Date[1], …, Date[n])) </text:span>recall Date[a] maximum, Date[i] = Date[a] + 1, then, after a <text:tab/>finite amount of time, we will have Date[a] with a minimum value, and then, the process a will <text:tab/>be able to pass the await statement at anytime, until to arrive in the exit code (then, he will <text:tab/>obviously enter in the CS before).</text:p>
      <text:p text:style-name="P15"><text:tab/>Continuing the examination of the code we have:</text:p>
      <text:p text:style-name="P12"><text:tab/>→<text:span text:style-name="T8"> </text:span>Write<text:span text:style-name="T4">a</text:span>(stage[a] = <text:span text:style-name="T8">true</text:span>) →<text:span text:style-name="T8"> </text:span>Read<text:span text:style-name="T4">a</text:span>(<text:span text:style-name="T1">for all j != </text:span>a<text:span text:style-name="T1">: stage[j] == false</text:span>)</text:p>
      <text:p text:style-name="P16"><text:tab/>Let’s see if a can be block forever in the previous <text:span text:style-name="T12">Read</text:span> comm<text:span text:style-name="T12">a</text:span>nd.</text:p>
      <text:p text:style-name="P17"><text:tab/>As we already shown, we have Date with the shorter value, then, all the interested process may <text:tab/>act like:</text:p>
      <text:p text:style-name="P17"><text:tab/>W<text:span text:style-name="T3">rite</text:span><text:span text:style-name="T4">i</text:span><text:span text:style-name="T3">(stage[</text:span>i<text:span text:style-name="T3">] = false) →Read</text:span><text:span text:style-name="T7">a</text:span><text:span text:style-name="T3">(for all j != </text:span>i<text:span text:style-name="T3">: inter[j] == false or Date[</text:span>i<text:span text:style-name="T3">] &lt; Date[j])</text:span></text:p>
      <text:p text:style-name="P17"><draw:custom-shape text:anchor-type="paragraph" draw:z-index="1" draw:name="Shape1" draw:style-name="gr1" draw:text-style-name="P18" svg:width="0.2661in" svg:height="0.2661in" svg:x="6.5992in" svg:y="0.7272in"><text:p/><draw:enhanced-geometry svg:viewBox="0 0 21600 21600" draw:type="rectangle" draw:enhanced-path="M 0 0 L 21600 0 21600 21600 0 21600 0 0 Z N"/></draw:custom-shape><text:tab/>And all the processes may be stuck in the await command since Date[a] is the shorted than all <text:tab/>the Date, then we have all the Stage[i] = false. Then, the process a can enter in the CS at the <text:tab/>moment he will get running time. Contradicting the assumption the a is stuck forever in the <text:tab/>entry code, and proving the clai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2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2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1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1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1" style:font-family-complex="'Liberation Serif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2:32:35.310319471</meta:creation-date>
    <dc:date>2018-07-10T13:31:57.740819222</dc:date>
    <meta:editing-duration>PT4M41S</meta:editing-duration>
    <meta:editing-cycles>1</meta:editing-cycles>
    <meta:document-statistic meta:table-count="0" meta:image-count="0" meta:object-count="0" meta:page-count="2" meta:paragraph-count="41" meta:word-count="682" meta:character-count="3651" meta:non-whitespace-character-count="2956"/>
    <meta:generator>LibreOffice/6.0.3.2$Linux_X86_64 LibreOffice_project/00m0$Build-2</meta:generator>
  </office:meta>
</office:document-meta>
</file>